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557ff" draw:marker-start-width="0.321cm" draw:marker-end-width="0.321cm" draw:fill-color="#ffffff" draw:opacity="0%" draw:textarea-horizontal-align="justify" draw:textarea-vertical-align="middle" draw:auto-grow-height="false" fo:min-height="3.274cm" fo:min-width="1.13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564cm" svg:stroke-color="#ffffff" draw:marker-start-width="1.042cm" draw:marker-end-width="1.042cm" draw:fill="none" draw:textarea-vertical-align="middle" fo:padding-top="0.403cm" fo:padding-bottom="0.403cm" fo:padding-left="0.528cm" fo:padding-right="0.528cm"/>
    </style:style>
    <style:style style:name="gr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443cm" fo:min-width="1.134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494cm" svg:stroke-color="#ffffff" draw:marker-start-width="0.938cm" draw:marker-end-width="0.938cm" draw:fill="none" draw:textarea-vertical-align="middle" fo:padding-top="0.369cm" fo:padding-bottom="0.369cm" fo:padding-left="0.494cm" fo:padding-right="0.49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52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1.255cm"/>
    </style:style>
    <style:style style:name="gr11" style:family="graphic" style:parent-style-name="standard">
      <style:graphic-properties draw:fill-color="#ffffff" draw:opacity="0%" draw:textarea-horizontal-align="justify" draw:textarea-vertical-align="middle" draw:auto-grow-height="false" fo:min-height="9.402cm" fo:min-width="10.422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3.372cm" fo:min-width="1.056cm" fo:padding-top="0.165cm" fo:padding-bottom="0.165cm" fo:padding-left="0.29cm" fo:padding-right="0.2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877cm" fo:min-width="4.881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stroke="none" svg:stroke-color="#000000" draw:fill="none" draw:fill-color="#ffffff" fo:min-height="2.008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="none" draw:fill-color="#ffffff"/>
    </style:style>
    <style:style style:name="T1" style:family="text">
      <style:text-properties fo:font-size="22pt" fo:letter-spacing="0.06cm" fo:text-shadow="1pt 1pt" style:font-size-asian="22pt" style:font-size-complex="22pt"/>
    </style:style>
    <style:style style:name="T2" style:family="text">
      <style:text-properties fo:font-size="18pt" fo:letter-spacing="0.06cm" fo:text-shadow="1pt 1pt" style:font-size-asian="18pt" style:font-size-complex="18pt"/>
    </style:style>
    <style:style style:name="T3" style:family="text">
      <style:text-properties fo:font-size="11pt" fo:letter-spacing="0.06cm" fo:text-shadow="1pt 1pt" style:font-size-asian="11pt" style:font-size-complex="11pt"/>
    </style:style>
    <style:style style:name="T4" style:family="text">
      <style:text-properties fo:font-size="11pt" fo:letter-spacing="0.06cm" fo:text-shadow="none" style:font-size-asian="11pt" style:font-size-complex="11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letter-spacing="0.06cm" style:font-size-asian="18pt" style:font-size-complex="18pt"/>
    </style:style>
    <style:style style:name="T8" style:family="text">
      <style:text-properties fo:font-size="11pt" fo:letter-spacing="0.06cm" style:font-size-asian="11pt" style:font-size-complex="11pt"/>
    </style:style>
    <style:style style:name="T9" style:family="text">
      <style:text-properties fo:font-size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atin Modern Math1" fo:font-size="16pt" style:font-name-asian="Latin Modern Math1" style:font-name-complex="Latin Modern Math1"/>
    </style:style>
    <style:style style:name="T12" style:family="text">
      <style:text-properties style:text-position="33% 58%" style:font-name="Latin Modern Math1" fo:font-size="16pt" style:font-name-asian="Latin Modern Math1" style:font-name-complex="Latin Modern Math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6pt" fo:font-style="normal" fo:text-shadow="none" style:text-underline-style="none" fo:font-weight="normal" style:letter-kerning="true" style:font-name-asian="FreeSerif1" style:font-size-asian="18pt" style:font-style-asian="normal" style:font-weight-asian="normal" style:font-name-complex="Free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tin Modern Math1" fo:font-size="13pt" style:font-name-asian="Latin Modern Math1" style:font-size-asian="13pt" style:font-name-complex="Latin Modern Math1" style:font-size-complex="13pt"/>
    </style:style>
    <style:style style:name="T17" style:family="text">
      <style:text-properties fo:font-size="14pt" fo:letter-spacing="0.06cm" fo:text-shadow="1pt 1pt" style:font-size-asian="18pt" style:font-size-complex="18pt"/>
    </style:style>
    <style:style style:name="T18" style:family="text">
      <style:text-properties fo:font-size="9pt" fo:letter-spacing="0.06cm" fo:text-shadow="1pt 1pt" style:font-size-asian="11pt" style:font-size-complex="11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letter-spacing="0.06cm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3" fo:font-size="9pt" fo:letter-spacing="0.06cm" fo:text-shadow="1pt 1pt" style:font-name-asian="Liberation Sans3" style:font-size-asian="11pt" style:font-name-complex="Liberation Sans3" style:font-size-complex="11pt"/>
    </style:style>
    <style:style style:name="T21" style:family="text">
      <style:text-properties style:font-name="Liberation Sans3" fo:font-size="9pt" fo:letter-spacing="0.06cm" fo:text-shadow="none" style:font-name-asian="Liberation Sans3" style:font-size-asian="11pt" style:font-name-complex="Liberation Sans3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24cm" svg:height="5.096cm" draw:transform="rotate (1.0471975511966) translate (21.791cm 18.33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2" draw:text-style-name="P2" draw:layer="layout" svg:width="2.54cm" svg:height="4.896cm" draw:transform="skewX (0.00610865238198018) rotate (1.2939871074286) translate (22.0553692943016cm 19.1390372742436cm)" svg:viewBox="0 0 2541 4897" svg:d="M1215 27c368 102 779-238 1100 218 254 363 216 761 223 1140 8 404 4 809-40 1215-60 543-209 1090-522 1529-233 328-555 631-957 768l-410-60-468-256-141-243">
                <text:p/>
              </draw:path>
            </draw:g>
            <draw:g>
              <draw:custom-shape draw:style-name="gr3" draw:text-style-name="P1" draw:layer="layout" svg:width="2.424cm" svg:height="5.335cm" draw:transform="rotate (0.489913921034808) translate (22.526cm 16.87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ath draw:style-name="gr4" draw:text-style-name="P2" draw:layer="layout" svg:width="2.107cm" svg:height="5.324cm" draw:transform="skewX (-0.00785398163397457) rotate (0.461290521302101) translate (22.8925409469075cm 16.6262024787801cm)" svg:viewBox="0 0 2108 5325" svg:d="M715 5286c491 160 859-212 1100-537 235-317 100-787 243-1151 184-468-214-727-29-1213 156-409-59-871-179-1286-116-400-402-751-750-973-286-182-906-224-964 267l-121 314-15 30">
                <text:p/>
              </draw:path>
            </draw:g>
          </draw:g>
          <draw:line draw:style-name="gr5" draw:text-style-name="P2" draw:layer="layout" svg:x1="21.968cm" svg:y1="18.018cm" svg:x2="25.905cm" svg:y2="21.701cm">
            <text:p/>
          </draw:line>
        </draw:g>
        <draw:g>
          <draw:frame draw:style-name="gr6" draw:text-style-name="P4" draw:layer="layout" svg:width="3.429cm" svg:height="1.651cm" svg:x="-1.921cm" svg:y="17.51cm">
            <draw:text-box>
              <text:p text:style-name="P3"><text:span text:style-name="T1"><text:s text:c="3"/></text:span><text:span text:style-name="T2">p</text:span><text:span text:style-name="T3">phase <text:s text:c="2"/></text:span><text:span text:style-name="T4">Transition</text:span></text:p>
            </draw:text-box>
          </draw:frame>
          <draw:frame draw:style-name="gr7" draw:text-style-name="P5" draw:layer="layout" svg:width="3.429cm" svg:height="1.778cm" svg:x="3.032cm" svg:y="21.066cm">
            <draw:text-box>
              <text:p><text:span text:style-name="T5"><text:s/></text:span><text:span text:style-name="T5">1</text:span><text:span text:style-name="T6"> <text:s text:c="5"/></text:span><text:span text:style-name="T5">1</text:span></text:p>
              <text:p><text:span text:style-name="T7">n</text:span><text:span text:style-name="T8">S</text:span><text:span text:style-name="T6"> <text:s text:c="3"/></text:span><text:span text:style-name="T7">n</text:span><text:span text:style-name="T8">L</text:span></text:p>
            </draw:text-box>
          </draw:frame>
          <draw:line draw:style-name="gr8" draw:text-style-name="P2" draw:layer="layout" svg:x1="3.286cm" svg:y1="21.955cm" svg:x2="3.921cm" svg:y2="21.955cm">
            <text:p/>
          </draw:line>
          <draw:line draw:style-name="gr8" draw:text-style-name="P2" draw:layer="layout" svg:x1="4.556cm" svg:y1="21.955cm" svg:x2="5.191cm" svg:y2="21.955cm">
            <text:p/>
          </draw:line>
          <draw:frame draw:style-name="gr9" draw:text-style-name="P6" draw:layer="layout" svg:width="5.588cm" svg:height="1.016cm" svg:x="1.635cm" svg:y="22.844cm">
            <draw:text-box>
              <text:p text:style-name="P3"><text:span text:style-name="T9">Inverse Density</text:span></text:p>
            </draw:text-box>
          </draw:frame>
          <draw:frame draw:style-name="gr10" draw:text-style-name="P6" draw:layer="layout" svg:width="7.747cm" svg:height="1.505cm" draw:transform="rotate (1.5707963267949) translate (-2.683cm 23.352cm)">
            <draw:text-box>
              <text:p text:style-name="P3"><text:span text:style-name="T10">Reduced Pressure = </text:span><text:span text:style-name="T11">P𝝈</text:span><text:span text:style-name="T12">3</text:span><text:span text:style-name="T11">/𝝐</text:span></text:p>
            </draw:text-box>
          </draw:frame>
          <draw:custom-shape draw:style-name="gr11" draw:text-style-name="P1" draw:layer="layout" svg:width="10.922cm" svg:height="9.652cm" svg:x="-2.937cm" svg:y="14.5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2.424cm" svg:height="5.096cm" draw:transform="rotate (0.572817060504539) translate (2.551cm 16.4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2" draw:text-style-name="P2" draw:layer="layout" svg:width="2.54cm" svg:height="4.896cm" draw:transform="skewX (0.00610865238198016) rotate (0.819606616736537) translate (2.4219062701785cm 17.243687480329cm)" svg:viewBox="0 0 2541 4897" svg:d="M1215 27c368 102 779-238 1100 218 254 363 216 761 223 1140 8 404 4 809-40 1215-60 543-209 1090-522 1529-233 328-555 631-957 768l-410-60-468-256-141-243">
              <text:p/>
            </draw:path>
          </draw:g>
          <draw:g>
            <draw:custom-shape draw:style-name="gr12" draw:text-style-name="P1" draw:layer="layout" svg:width="2.312cm" svg:height="5.234cm" draw:transform="skewX (0.000174532925199393) rotate (0.471937029739267) translate (3.399cm 15.4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path draw:style-name="gr4" draw:text-style-name="P2" draw:layer="layout" svg:width="2.085cm" svg:height="5.23cm" draw:transform="skewX (0.0586430628670094) rotate (0.476300352869253) translate (3.74570102908335cm 15.2819951878578cm)" svg:viewBox="0 0 2086 5231" svg:d="M708 5194c485 156 850-209 1089-529 232-312 98-773 240-1131 182-460-211-714-28-1191 154-402-59-857-177-1264-114-393-398-738-743-956-282-178-897-219-954 264l-120 308-15 29">
                <text:p/>
              </draw:path>
              <draw:custom-shape draw:style-name="gr13" draw:text-style-name="P7" draw:layer="layout" svg:width="0.381cm" svg:height="0.889cm" draw:transform="rotate (-0.38467056713955) translate (6.362cm 18.98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4" draw:text-style-name="P1" draw:layer="layout" svg:width="5.461cm" svg:height="5.207cm" svg:x="1.635cm" svg:y="15.351cm">
            <text:p/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3.667cm" svg:y1="18.145cm" svg:x2="3.667cm" svg:y2="20.939cm">
            <text:p/>
          </draw:line>
          <draw:line draw:style-name="gr8" draw:text-style-name="P2" draw:layer="layout" svg:x1="4.81cm" svg:y1="18.145cm" svg:x2="1.381cm" svg:y2="18.145cm">
            <text:p/>
          </draw:line>
          <draw:line draw:style-name="gr8" draw:text-style-name="P2" draw:layer="layout" svg:x1="4.81cm" svg:y1="18.145cm" svg:x2="4.81cm" svg:y2="20.939cm">
            <text:p/>
          </draw:line>
          <draw:frame draw:style-name="gr7" draw:text-style-name="P5" draw:layer="layout" svg:width="3.429cm" svg:height="1.778cm" svg:x="1.762cm" svg:y="16.875cm">
            <draw:text-box>
              <text:p><text:span text:style-name="T6">Solid</text:span></text:p>
            </draw:text-box>
          </draw:frame>
          <draw:frame draw:style-name="gr6" draw:text-style-name="P5" draw:layer="layout" svg:width="3.429cm" svg:height="1.651cm" svg:x="4.175cm" svg:y="15.859cm">
            <draw:text-box>
              <text:p><text:span text:style-name="T6">Liquid</text:span></text:p>
            </draw:text-box>
          </draw:frame>
        </draw:g>
        <draw:frame draw:style-name="gr10" draw:text-style-name="P9" draw:layer="layout" svg:width="7.747cm" svg:height="1.505cm" svg:x="3.302cm" svg:y="8.255cm">
          <draw:text-box>
            <text:p text:style-name="P8"><text:span text:style-name="T13">Pressure</text:span></text:p>
          </draw:text-box>
        </draw:frame>
        <draw:frame draw:style-name="gr10" draw:text-style-name="P6" draw:layer="layout" svg:width="9.017cm" svg:height="1.505cm" draw:transform="rotate (1.5707963267949) translate (0.254cm 9.144cm)">
          <draw:text-box>
            <text:p text:style-name="P3"><text:span text:style-name="T13">Chemical Potential,</text:span><text:span text:style-name="T10"> </text:span><text:span text:style-name="T14">μ </text:span><text:span text:style-name="T15">= g =G</text:span><text:span text:style-name="T16">/N</text:span></text:p>
          </draw:text-box>
        </draw:frame>
        <draw:g>
          <draw:frame draw:style-name="gr15" draw:text-style-name="P5" draw:layer="layout" svg:width="2.032cm" svg:height="0.806cm" svg:x="7.604cm" svg:y="2.778cm">
            <draw:text-box>
              <text:p><text:span text:style-name="T6">Solid</text:span></text:p>
            </draw:text-box>
          </draw:frame>
          <draw:custom-shape draw:style-name="gr1" draw:text-style-name="P1" draw:layer="layout" svg:width="2.424cm" svg:height="5.096cm" draw:transform="rotate (-0.972148393360842) translate (8.89cm 1.9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2" draw:layer="layout" svg:width="2.54cm" svg:height="4.896cm" draw:transform="skewX (0.00610865238198023) rotate (-0.725358837128844) translate (8.0620169171681cm 1.8242909822676cm)" svg:viewBox="0 0 2541 4897" svg:d="M1215 27c368 102 779-238 1100 218 254 363 216 761 223 1140 8 404 4 809-40 1215-60 543-209 1090-522 1529-233 328-555 631-957 768l-410-60-468-256-141-243">
            <text:p/>
          </draw:path>
          <draw:g>
            <draw:custom-shape draw:style-name="gr3" draw:text-style-name="P1" draw:layer="layout" svg:width="2.424cm" svg:height="5.335cm" draw:transform="rotate (-0.862890782185996) translate (8.863cm 1.5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" draw:text-style-name="P2" draw:layer="layout" svg:width="2.107cm" svg:height="5.324cm" draw:transform="skewX (-0.00785398163397449) rotate (-0.891514181918704) translate (9.1841968229991cm 1.8307178518096cm)" svg:viewBox="0 0 2108 5325" svg:d="M715 5286c491 160 859-212 1100-537 235-317 100-787 243-1151 184-468-214-727-29-1213 156-409-59-871-179-1286-116-400-402-751-750-973-286-182-906-224-964 267l-121 314-15 30">
              <text:p/>
            </draw:path>
          </draw:g>
          <draw:custom-shape draw:style-name="gr16" draw:text-style-name="P7" draw:layer="layout" svg:width="0.381cm" svg:height="0.635cm" draw:transform="rotate (0.188670092140587) translate (5.168cm 5.33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461cm" svg:height="5.207cm" svg:x="4.299cm" svg:y="1.14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5" draw:layer="layout" svg:width="1.905cm" svg:height="0.806cm" svg:x="6.334cm" svg:y="1.762cm">
            <draw:text-box>
              <text:p><text:span text:style-name="T6">Liquid</text:span></text:p>
            </draw:text-box>
          </draw:frame>
          <draw:line draw:style-name="gr8" draw:text-style-name="P2" draw:layer="layout" svg:x1="6.966cm" svg:y1="3.175cm" svg:x2="6.966cm" svg:y2="6.604cm">
            <text:p/>
          </draw:line>
          <draw:line draw:style-name="gr8" draw:text-style-name="P2" draw:layer="layout" svg:x1="6.966cm" svg:y1="3.175cm" svg:x2="3.918cm" svg:y2="3.175cm">
            <text:p/>
          </draw:line>
          <draw:frame draw:style-name="gr6" draw:text-style-name="P4" draw:layer="layout" svg:width="3.429cm" svg:height="1.651cm" svg:x="5.569cm" svg:y="6.477cm">
            <draw:text-box>
              <text:p text:style-name="P3"><text:span text:style-name="T1"><text:s text:c="3"/></text:span><text:span text:style-name="T17">P</text:span><text:span text:style-name="T18">phase <text:s text:c="2"/>Transition</text:span></text:p>
            </draw:text-box>
          </draw:frame>
          <draw:frame draw:style-name="gr17" draw:text-style-name="P10" draw:layer="layout" svg:width="3.048cm" svg:height="2.258cm" svg:x="1.632cm" svg:y="2.568cm">
            <draw:text-box>
              <text:p><text:span text:style-name="T19">μ</text:span><text:span text:style-name="T20">phase <text:s text:c="2"/></text:span><text:span text:style-name="T21">Transit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1" svg:font-family="'Latin Modern Math'"/>
    <style:font-face style:name="FreeSerif1" svg:font-family="FreeSerif" style:font-family-generic="roman"/>
    <style:font-face style:name="Liberation Sans3" svg:font-family="'Liberation Sans'" style:font-family-generic="swiss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3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28T21:32:40.072977368</dc:date>
    <meta:editing-duration>PT1H50M22S</meta:editing-duration>
    <meta:editing-cycles>41</meta:editing-cycles>
    <meta:generator>LibreOffice/6.1.5.2$Linux_X86_64 LibreOffice_project/10$Build-2</meta:generator>
    <meta:document-statistic meta:object-count="47"/>
  </office:meta>
</office:document-meta>
</file>